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78000007D0A6E83CD65AF57DF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1.843cm" svg:y="-2cm" svg:width="14.7cm" svg:height="21.001cm" draw:z-index="0"><draw:image xlink:href="Pictures/1000000000000578000007D0A6E83CD65AF57DF4.png" xlink:type="simple" xlink:show="embed" xlink:actuate="onLoad" draw:mime-type="image/png"/></draw:frame><draw:frame draw:style-name="fr1" draw:name="Image2" text:anchor-type="char" svg:x="12.855cm" svg:y="-2cm" svg:width="14.7cm" svg:height="21.001cm" draw:z-index="1"><draw:image xlink:href="Pictures/1000000000000578000007D0A6E83CD65AF57DF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18:29:18.313000000</meta:creation-date>
    <meta:generator>LibreOffice/7.1.2.2$Windows_X86_64 LibreOffice_project/8a45595d069ef5570103caea1b71cc9d82b2aae4</meta:generator>
    <dc:date>2022-05-18T18:31:35.029000000</dc:date>
    <meta:editing-duration>PT2M18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</office:meta>
</office:document-meta>
</file>